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2d9" officeooo:paragraph-rsid="001d12d9"/>
    </style:style>
    <style:style style:name="P2" style:family="paragraph" style:parent-style-name="Standard">
      <style:text-properties officeooo:paragraph-rsid="001f6194"/>
    </style:style>
    <style:style style:name="P3" style:family="paragraph" style:parent-style-name="Standard">
      <style:text-properties officeooo:rsid="001f6194" officeooo:paragraph-rsid="001f6194"/>
    </style:style>
    <style:style style:name="P4" style:family="paragraph" style:parent-style-name="Standard">
      <style:text-properties officeooo:rsid="0020d1e5" officeooo:paragraph-rsid="0020d1e5"/>
    </style:style>
    <style:style style:name="P5" style:family="paragraph" style:parent-style-name="Standard">
      <style:text-properties officeooo:rsid="0022c045" officeooo:paragraph-rsid="0022c045"/>
    </style:style>
    <style:style style:name="P6" style:family="paragraph" style:parent-style-name="Standard">
      <style:text-properties officeooo:rsid="00245078" officeooo:paragraph-rsid="00245078"/>
    </style:style>
    <style:style style:name="P7" style:family="paragraph" style:parent-style-name="Standard">
      <style:text-properties officeooo:rsid="00262532" officeooo:paragraph-rsid="00262532"/>
    </style:style>
    <style:style style:name="P8" style:family="paragraph" style:parent-style-name="Standard">
      <style:text-properties officeooo:rsid="00277a44" officeooo:paragraph-rsid="00277a44"/>
    </style:style>
    <style:style style:name="P9" style:family="paragraph" style:parent-style-name="Standard">
      <style:text-properties officeooo:rsid="0029aebb" officeooo:paragraph-rsid="0029aebb"/>
    </style:style>
    <style:style style:name="P10" style:family="paragraph" style:parent-style-name="Standard">
      <style:text-properties officeooo:rsid="002a66d9" officeooo:paragraph-rsid="002a66d9"/>
    </style:style>
    <style:style style:name="P11" style:family="paragraph" style:parent-style-name="Standard">
      <style:text-properties officeooo:rsid="001d12d9" officeooo:paragraph-rsid="001d12d9"/>
    </style:style>
    <style:style style:name="P12" style:family="paragraph" style:parent-style-name="Standard">
      <style:text-properties officeooo:rsid="001f6194" officeooo:paragraph-rsid="001f6194"/>
    </style:style>
    <style:style style:name="P13" style:family="paragraph" style:parent-style-name="Standard">
      <style:text-properties officeooo:rsid="002b385a" officeooo:paragraph-rsid="002b385a"/>
    </style:style>
    <style:style style:name="P14" style:family="paragraph" style:parent-style-name="Standard">
      <style:text-properties officeooo:rsid="002c6e44" officeooo:paragraph-rsid="002c6e44"/>
    </style:style>
    <style:style style:name="P15" style:family="paragraph" style:parent-style-name="Standard">
      <style:paragraph-properties fo:break-before="page"/>
      <style:text-properties officeooo:rsid="002c6e44" officeooo:paragraph-rsid="002c6e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Referências de Estudo</text:p>
      <text:p text:style-name="Standard"/>
      <text:p text:style-name="P3">AlgaWorks</text:p>
      <text:p text:style-name="P3">Spring Boot: Tudo que você precisa saber!</text:p>
      <text:p text:style-name="P3"><text:a xlink:type="simple" xlink:href="https://blog.geekhunter.com.br/tudo-o-que-voce-precisa-saber-sobre-o-spring-boot/" text:style-name="Internet_20_link" text:visited-style-name="Visited_20_Internet_20_Link">https://blog.geekhunter.com.br/tudo-o-que-voce-precisa-saber-sobre-o-spring-boot/</text:a></text:p>
      <text:p text:style-name="P13">10min</text:p>
      <text:p text:style-name="P3"/>
      <text:p text:style-name="P3">Porque você deve aprender Spring REST em 2023</text:p>
      <text:p text:style-name="P3"><text:a xlink:type="simple" xlink:href="https://youtu.be/2KclaTNi1aI" text:style-name="Internet_20_link" text:visited-style-name="Visited_20_Internet_20_Link">https://youtu.be/2KclaTNi1aI</text:a></text:p>
      <text:p text:style-name="P4">28min</text:p>
      <text:p text:style-name="P3"/>
      <text:p text:style-name="P3"/>
      <text:p text:style-name="Standard">Como criar uma REST API com Spring Boot (tutorial passo a passo)</text:p>
      <text:p text:style-name="P2"><text:a xlink:type="simple" xlink:href="https://youtu.be/9GWK9A79tEc" text:style-name="Internet_20_link" text:visited-style-name="Visited_20_Internet_20_Link">https://youtu.be/9GWK9A79tEc</text:a></text:p>
      <text:p text:style-name="P4">42min</text:p>
      <text:p text:style-name="Standard"/>
      <text:p text:style-name="P10">Spring HATEOAS</text:p>
      <text:p text:style-name="Standard"/>
      <text:p text:style-name="Standard">COMO VALIDAR SUA API REST COM JAVA E SPRING BOOT VALIDATION | PARTE 1</text:p>
      <text:p text:style-name="Standard"><text:a xlink:type="simple" xlink:href="https://youtu.be/cP2x9zD9wDc" text:style-name="Internet_20_link" text:visited-style-name="Visited_20_Internet_20_Link">https://youtu.be/cP2x9zD9wDc</text:a></text:p>
      <text:p text:style-name="P9">9min</text:p>
      <text:p text:style-name="Standard"/>
      <text:p text:style-name="Standard">Protegendo sua aplicação Java com Spring Security - Congresso de TI</text:p>
      <text:p text:style-name="Standard"><text:a xlink:type="simple" xlink:href="https://youtu.be/FOX0r52_hwE" text:style-name="Internet_20_link" text:visited-style-name="Visited_20_Internet_20_Link">https://youtu.be/FOX0r52_hwE</text:a></text:p>
      <text:p text:style-name="P4">1h13min</text:p>
      <text:p text:style-name="Standard"/>
      <text:p text:style-name="P1">Spring Security</text:p>
      <text:p text:style-name="P1"><text:a xlink:type="simple" xlink:href="https://youtu.be/_yVroGzwboE" text:style-name="Internet_20_link" text:visited-style-name="Visited_20_Internet_20_Link">https://youtu.be/_yVroGzwboE</text:a></text:p>
      <text:p text:style-name="P5">9min</text:p>
      <text:p text:style-name="P1"/>
      <text:p text:style-name="P1">Usando Docker para criar um ambiente de desenvolvimento Spring Boot</text:p>
      <text:p text:style-name="P1"><text:a xlink:type="simple" xlink:href="https://youtu.be/c-Bq6JUfRnk" text:style-name="Internet_20_link" text:visited-style-name="Visited_20_Internet_20_Link">https://youtu.be/c-Bq6JUfRnk</text:a></text:p>
      <text:p text:style-name="P6">18min</text:p>
      <text:p text:style-name="P1"/>
      <text:p text:style-name="P1">Utilizando MySQL com Docker</text:p>
      <text:p text:style-name="P1"><text:a xlink:type="simple" xlink:href="https://youtu.be/1Zpr1vX0wqk" text:style-name="Internet_20_link" text:visited-style-name="Visited_20_Internet_20_Link">https://youtu.be/1Zpr1vX0wqk</text:a></text:p>
      <text:p text:style-name="P7">31min</text:p>
      <text:p text:style-name="P7"/>
      <text:p text:style-name="P7">Boas práticas para uma API RESTful</text:p>
      <text:p text:style-name="P7"><text:a xlink:type="simple" xlink:href="https://youtu.be/P-juXKmJy_g" text:style-name="Internet_20_link" text:visited-style-name="Visited_20_Internet_20_Link">https://youtu.be/P-juXKmJy_g</text:a></text:p>
      <text:p text:style-name="P8">14min</text:p>
      <text:p text:style-name="P7"/>
      <text:p text:style-name="P1"/>
      <text:p text:style-name="Standard">Angular para iniciantes: criando um projeto e chamando API RESTful</text:p>
      <text:p text:style-name="Standard"><text:a xlink:type="simple" xlink:href="https://youtu.be/UNkqooT1x8E" text:style-name="Internet_20_link" text:visited-style-name="Visited_20_Internet_20_Link">https://youtu.be/UNkqooT1x8E</text:a>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3:25:23.532507074</meta:creation-date>
    <dc:date>2023-05-29T04:07:55.252212981</dc:date>
    <meta:editing-duration>PT7H33M2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32" meta:word-count="109" meta:character-count="917" meta:non-whitespace-character-count="840"/>
  </office:meta>
</office:document-meta>
</file>